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51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46cm" fo:break-before="auto" style:use-optimal-row-height="false"/>
    </style:style>
    <style:style style:name="ro3" style:family="table-row">
      <style:table-row-properties style:row-height="0.94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36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1" table:number-columns-repeated="2" table:default-cell-style-name="Default"/>
        <table:table-row table:style-name="ro2">
          <table:table-cell office:value-type="string">
            <text:p>rodzaj</text:p>
          </table:table-cell>
          <table:table-cell table:style-name="Default" office:value-type="string">
            <text:p>nazwa</text:p>
          </table:table-cell>
          <table:table-cell table:number-columns-repeated="2"/>
        </table:table-row>
        <table:table-row table:style-name="ro2">
          <table:table-cell office:value-type="string">
            <text:p>płyta główna</text:p>
          </table:table-cell>
          <table:table-cell office:value-type="string">
            <text:p><text:a xlink:href="https://allegro.pl/gigabyte-ga-h110m-s2h-s1151-h110-2ddr4-usb3-0-uatx-i7124788650.html">GIGABYTE GA-H110M-S2H s1151 H110 2DDR4 USB3.0 uATX</text:a> </text:p>
          </table:table-cell>
          <table:table-cell office:value-type="float" office:value="230">
            <text:p>230</text:p>
          </table:table-cell>
          <table:table-cell/>
        </table:table-row>
        <table:table-row table:style-name="ro1">
          <table:table-cell office:value-type="string">
            <text:p>dysk ssd</text:p>
          </table:table-cell>
          <table:table-cell office:value-type="string">
            <text:p><text:a xlink:href="https://allegro.pl/dysk-ssd-goodram-cx300-240gb-ssdpr-cx300-240-sata3-i7111857134.html">DYSK SSD GOODRAM CX300 240GB SSDPR-CX300-240 </text:a> </text:p>
          </table:table-cell>
          <table:table-cell office:value-type="float" office:value="355">
            <text:p>355</text:p>
          </table:table-cell>
          <table:table-cell/>
        </table:table-row>
        <table:table-row table:style-name="ro1">
          <table:table-cell office:value-type="string">
            <text:p>monitor</text:p>
          </table:table-cell>
          <table:table-cell office:value-type="string">
            <text:p><text:a xlink:href="https://allegro.pl/monitor-led-aoc-i2369vm-led-ips-ful-hd-hdmi-5ms-i7110168152.html">Monitor LED AOC I2369VM LED IPS Ful HD HDMI 5ms</text:a> </text:p>
          </table:table-cell>
          <table:table-cell office:value-type="float" office:value="540">
            <text:p>540</text:p>
          </table:table-cell>
          <table:table-cell/>
        </table:table-row>
        <table:table-row table:style-name="ro1">
          <table:table-cell office:value-type="string">
            <text:p>RAM</text:p>
          </table:table-cell>
          <table:table-cell office:value-type="string">
            <text:p><text:a xlink:href="https://allegro.pl/pamiec-ram-goodram-ddr4-play-8gb-2133-cl15-srebrny-i7115068119.html">Pamięć RAM GOODRAM DDR4 PLAY 8GB/2133 CL15 Srebrny</text:a> 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">
          <table:table-cell office:value-type="string">
            <text:p>procesor</text:p>
          </table:table-cell>
          <table:table-cell office:value-type="string">
            <text:p><text:a xlink:href="https://allegro.pl/procesor-intel-pentium-g4560-4x-3-5ghz-box-od-reki-i7033034735.html">Procesor INTEL PENTIUM G4560 4x 3.5GHz BOX OD REKI</text:a></text:p>
          </table:table-cell>
          <table:table-cell office:value-type="float" office:value="288">
            <text:p>288</text:p>
          </table:table-cell>
          <table:table-cell/>
        </table:table-row>
        <table:table-row table:style-name="ro1">
          <table:table-cell office:value-type="string">
            <text:p>procesor</text:p>
          </table:table-cell>
          <table:table-cell office:value-type="string">
            <text:p><text:a xlink:href="https://allegro.pl/procesor-intel-core-i5-7400-s1151-6-mb-3-00ghz-i7091452822.html">Procesor Intel Core i5-7400 S1151 6 MB 3.00GHz</text:a> </text:p>
          </table:table-cell>
          <table:table-cell office:value-type="float" office:value="760">
            <text:p>760</text:p>
          </table:table-cell>
          <table:table-cell/>
        </table:table-row>
        <table:table-row table:style-name="ro3">
          <table:table-cell office:value-type="string">
            <text:p>zasilacz</text:p>
          </table:table-cell>
          <table:table-cell office:value-type="string">
            <text:p><text:a xlink:href="https://allegro.pl/zasilacz-komputerowy-atx-sata-400w-akyga-pfc-24gw-i5419983296.html">ZASILACZ KOMPUTEROWY ATX SATA 400W AKYGA PFC 24GW</text:a> 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string">
            <text:p>obudowa</text:p>
          </table:table-cell>
          <table:table-cell table:style-name="Default"/>
          <table:table-cell office:value-type="float" office:value="115">
            <text:p>115</text:p>
          </table:table-cell>
          <table:table-cell/>
        </table:table-row>
        <table:table-row table:style-name="ro1">
          <table:table-cell office:value-type="string">
            <text:p>nagrywarka</text:p>
          </table:table-cell>
          <table:table-cell table:style-name="Default"/>
          <table:table-cell office:value-type="float" office:value="80">
            <text:p>80</text:p>
          </table:table-cell>
          <table:table-cell/>
        </table:table-row>
        <table:table-row table:style-name="ro1">
          <table:table-cell/>
          <table:table-cell table:style-name="ce2" office:value-type="string">
            <text:p>suma</text:p>
          </table:table-cell>
          <table:table-cell table:formula="of:=[.C2]+[.C3]+[.C4]+[.C5]+[.C6]+[.C8]+[.C9]+[.C10]" office:value-type="float" office:value="2023">
            <text:p>2023</text:p>
          </table:table-cell>
          <table:table-cell table:formula="of:=SUM([.C2:.C10])-[.C6]" office:value-type="float" office:value="2495">
            <text:p>2495</text:p>
          </table:table-cell>
        </table:table-row>
        <table:table-row table:style-name="ro1">
          <table:table-cell/>
          <table:table-cell table:style-name="Default"/>
          <table:table-cell office:value-type="string">
            <text:p>PENTIUM</text:p>
          </table:table-cell>
          <table:table-cell table:style-name="ce3" office:value-type="string">
            <text:p>core i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2">12.01.2018</text:date>, <text:time>11:31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20H58M23S</meta:editing-duration>
    <meta:editing-cycles>4</meta:editing-cycles>
    <meta:generator>OpenOffice/4.1.5$Win32 OpenOffice.org_project/415m1$Build-9789</meta:generator>
    <dc:date>2018-01-12T11:31:23.80</dc:date>
    <meta:document-statistic meta:table-count="3" meta:cell-count="32" meta:object-count="0"/>
    <meta:user-defined meta:name="Info 1"/>
    <meta:user-defined meta:name="Info 2"/>
    <meta:user-defined meta:name="Info 3"/>
    <meta:user-defined meta:name="Info 4"/>
  </office:meta>
</office:document-meta>
</file>